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Epoch</text:p>
          </table:table-cell>
          <table:table-cell table:style-name="ce1" office:value-type="string">
            <text:p>PL0</text:p>
          </table:table-cell>
          <table:table-cell table:style-name="ce1" office:value-type="string">
            <text:p>PL1</text:p>
          </table:table-cell>
          <table:table-cell table:style-name="ce1" office:value-type="string">
            <text:p>PL2</text:p>
          </table:table-cell>
          <table:table-cell table:style-name="ce1" office:value-type="string">
            <text:p>PL3</text:p>
          </table:table-cell>
          <table:table-cell table:style-name="ce1" office:value-type="string">
            <text:p>PL4</text:p>
          </table:table-cell>
          <table:table-cell table:style-name="ce1" office:value-type="string">
            <text:p>PL5</text:p>
          </table:table-cell>
          <table:table-cell table:style-name="ce1" office:value-type="string">
            <text:p>PL6</text:p>
          </table:table-cell>
          <table:table-cell table:style-name="ce1" office:value-type="string">
            <text:p>PL7</text:p>
          </table:table-cell>
          <table:table-cell table:style-name="ce1" office:value-type="string">
            <text:p>PL8</text:p>
          </table:table-cell>
          <table:table-cell table:style-name="ce1" office:value-type="string">
            <text:p>PL9</text:p>
          </table:table-cell>
          <table:table-cell table:style-name="ce1" office:value-type="string">
            <text:p>PL10</text:p>
          </table:table-cell>
          <table:table-cell>
            <draw:frame table:end-cell-address="Sheet1.W31" table:end-x="0.116cm" table:end-y="0.282cm" draw:z-index="0" draw:style-name="gr1" draw:text-style-name="P1" svg:width="20.553cm" svg:height="13.567cm" svg:x="2.144cm" svg:y="0cm">
              <draw:object draw:notify-on-update-of-ranges="Sheet1.A1:Sheet1.A1 Sheet1.A2:Sheet1.A31 Sheet1.B1:Sheet1.B1 Sheet1.B2:Sheet1.B31 Sheet1.A1:Sheet1.A1 Sheet1.A2:Sheet1.A31 Sheet1.C1:Sheet1.C1 Sheet1.C2:Sheet1.C31 Sheet1.A1:Sheet1.A1 Sheet1.A2:Sheet1.A31 Sheet1.D1:Sheet1.D1 Sheet1.D2:Sheet1.D31 Sheet1.A1:Sheet1.A1 Sheet1.A2:Sheet1.A31 Sheet1.E1:Sheet1.E1 Sheet1.E2:Sheet1.E31 Sheet1.A1:Sheet1.A1 Sheet1.A2:Sheet1.A31 Sheet1.F1:Sheet1.F1 Sheet1.F2:Sheet1.F31 Sheet1.A1:Sheet1.A1 Sheet1.A2:Sheet1.A31 Sheet1.G1:Sheet1.G1 Sheet1.G2:Sheet1.G31 Sheet1.A1:Sheet1.A1 Sheet1.A2:Sheet1.A31 Sheet1.H1:Sheet1.H1 Sheet1.H2:Sheet1.H31 Sheet1.A1:Sheet1.A1 Sheet1.A2:Sheet1.A31 Sheet1.I1:Sheet1.I1 Sheet1.I2:Sheet1.I31 Sheet1.A1:Sheet1.A1 Sheet1.A2:Sheet1.A31 Sheet1.J1:Sheet1.J1 Sheet1.J2:Sheet1.J31 Sheet1.A1:Sheet1.A1 Sheet1.A2:Sheet1.A31 Sheet1.K1:Sheet1.K1 Sheet1.K2:Sheet1.K31 Sheet1.A1:Sheet1.A1 Sheet1.A2:Sheet1.A31 Sheet1.L1:Sheet1.L1 Sheet1.L2:Sheet1.L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1251">
            <text:p>0.1251</text:p>
          </table:table-cell>
          <table:table-cell office:value-type="float" office:value="0">
            <text:p>0</text:p>
          </table:table-cell>
          <table:table-cell office:value-type="float" office:value="11.7919">
            <text:p>11.7919</text:p>
          </table:table-cell>
          <table:table-cell office:value-type="float" office:value="11.0844">
            <text:p>11.0844</text:p>
          </table:table-cell>
          <table:table-cell office:value-type="float" office:value="3.9584">
            <text:p>3.9584</text:p>
          </table:table-cell>
          <table:table-cell office:value-type="float" office:value="19.9163">
            <text:p>19.9163</text:p>
          </table:table-cell>
          <table:table-cell office:value-type="float" office:value="37.0842">
            <text:p>37.0842</text:p>
          </table:table-cell>
          <table:table-cell office:value-type="float" office:value="32.0417">
            <text:p>32.0417</text:p>
          </table:table-cell>
          <table:table-cell office:value-type="float" office:value="29.3747">
            <text:p>29.37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917">
            <text:p>0.2917</text:p>
          </table:table-cell>
          <table:table-cell office:value-type="float" office:value="2.8335">
            <text:p>2.8335</text:p>
          </table:table-cell>
          <table:table-cell office:value-type="float" office:value="16.6246">
            <text:p>16.6246</text:p>
          </table:table-cell>
          <table:table-cell office:value-type="float" office:value="41.5001">
            <text:p>41.5001</text:p>
          </table:table-cell>
          <table:table-cell office:value-type="float" office:value="51.1246">
            <text:p>51.1246</text:p>
          </table:table-cell>
          <table:table-cell office:value-type="float" office:value="65.4163">
            <text:p>65.4163</text:p>
          </table:table-cell>
          <table:table-cell office:value-type="float" office:value="82.5423">
            <text:p>82.5423</text:p>
          </table:table-cell>
          <table:table-cell office:value-type="float" office:value="60.3754">
            <text:p>60.3754</text:p>
          </table:table-cell>
          <table:table-cell office:value-type="float" office:value="53.3751">
            <text:p>53.375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417">
            <text:p>0.5417</text:p>
          </table:table-cell>
          <table:table-cell office:value-type="float" office:value="30.5422">
            <text:p>30.5422</text:p>
          </table:table-cell>
          <table:table-cell office:value-type="float" office:value="66.7918">
            <text:p>66.7918</text:p>
          </table:table-cell>
          <table:table-cell office:value-type="float" office:value="85.3337">
            <text:p>85.3337</text:p>
          </table:table-cell>
          <table:table-cell office:value-type="float" office:value="92.7087">
            <text:p>92.7087</text:p>
          </table:table-cell>
          <table:table-cell office:value-type="float" office:value="97.7497">
            <text:p>97.7497</text:p>
          </table:table-cell>
          <table:table-cell office:value-type="float" office:value="99.875">
            <text:p>99.875</text:p>
          </table:table-cell>
          <table:table-cell office:value-type="float" office:value="95.9998">
            <text:p>95.9998</text:p>
          </table:table-cell>
          <table:table-cell office:value-type="float" office:value="83.0001">
            <text:p>83.0001</text:p>
          </table:table-cell>
          <table:table-cell office:value-type="float" office:value="81.6249">
            <text:p>81.624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9583">
            <text:p>0.9583</text:p>
          </table:table-cell>
          <table:table-cell office:value-type="float" office:value="76.4999">
            <text:p>76.4999</text:p>
          </table:table-cell>
          <table:table-cell office:value-type="float" office:value="92.0833">
            <text:p>92.0833</text:p>
          </table:table-cell>
          <table:table-cell office:value-type="float" office:value="99.1667">
            <text:p>99.1667</text:p>
          </table:table-cell>
          <table:table-cell office:value-type="float" office:value="99.4583">
            <text:p>99.4583</text:p>
          </table:table-cell>
          <table:table-cell office:value-type="float" office:value="99.2917">
            <text:p>99.2917</text:p>
          </table:table-cell>
          <table:table-cell office:value-type="float" office:value="75.3758">
            <text:p>75.3758</text:p>
          </table:table-cell>
          <table:table-cell office:value-type="float" office:value="99.5417">
            <text:p>99.5417</text:p>
          </table:table-cell>
          <table:table-cell office:value-type="float" office:value="89.1667">
            <text:p>89.1667</text:p>
          </table:table-cell>
          <table:table-cell office:value-type="float" office:value="86.5001">
            <text:p>86.50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.9996">
            <text:p>8.9996</text:p>
          </table:table-cell>
          <table:table-cell office:value-type="float" office:value="93.3334">
            <text:p>93.3334</text:p>
          </table:table-cell>
          <table:table-cell office:value-type="float" office:value="95.7083">
            <text:p>95.70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.9585">
            <text:p>85.9585</text:p>
          </table:table-cell>
          <table:table-cell office:value-type="float" office:value="58.6668">
            <text:p>58.6668</text:p>
          </table:table-cell>
          <table:table-cell office:value-type="float" office:value="86.458">
            <text:p>86.458</text:p>
          </table:table-cell>
          <table:table-cell office:value-type="float" office:value="81.6664">
            <text:p>81.6664</text:p>
          </table:table-cell>
          <table:table-cell office:value-type="float" office:value="74.1248">
            <text:p>74.124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2493">
            <text:p>33.2493</text:p>
          </table:table-cell>
          <table:table-cell office:value-type="float" office:value="98.0834">
            <text:p>98.0834</text:p>
          </table:table-cell>
          <table:table-cell office:value-type="float" office:value="98.75">
            <text:p>98.75</text:p>
          </table:table-cell>
          <table:table-cell office:value-type="float" office:value="99.4167">
            <text:p>99.4167</text:p>
          </table:table-cell>
          <table:table-cell office:value-type="float" office:value="100">
            <text:p>100</text:p>
          </table:table-cell>
          <table:table-cell office:value-type="float" office:value="67.4165">
            <text:p>67.4165</text:p>
          </table:table-cell>
          <table:table-cell office:value-type="float" office:value="55.1666">
            <text:p>55.1666</text:p>
          </table:table-cell>
          <table:table-cell office:value-type="float" office:value="74.1665">
            <text:p>74.1665</text:p>
          </table:table-cell>
          <table:table-cell office:value-type="float" office:value="62.4161">
            <text:p>62.4161</text:p>
          </table:table-cell>
          <table:table-cell office:value-type="float" office:value="64.1665">
            <text:p>64.166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9.6657">
            <text:p>59.6657</text:p>
          </table:table-cell>
          <table:table-cell office:value-type="float" office:value="99.875">
            <text:p>99.875</text:p>
          </table:table-cell>
          <table:table-cell office:value-type="float" office:value="100">
            <text:p>100</text:p>
          </table:table-cell>
          <table:table-cell office:value-type="float" office:value="94.1251">
            <text:p>94.1251</text:p>
          </table:table-cell>
          <table:table-cell office:value-type="float" office:value="100">
            <text:p>100</text:p>
          </table:table-cell>
          <table:table-cell office:value-type="float" office:value="57.3748">
            <text:p>57.3748</text:p>
          </table:table-cell>
          <table:table-cell office:value-type="float" office:value="55.5417">
            <text:p>55.5417</text:p>
          </table:table-cell>
          <table:table-cell office:value-type="float" office:value="64.1247">
            <text:p>64.1247</text:p>
          </table:table-cell>
          <table:table-cell office:value-type="float" office:value="51.9999">
            <text:p>51.9999</text:p>
          </table:table-cell>
          <table:table-cell office:value-type="float" office:value="56.7499">
            <text:p>56.74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2.6656">
            <text:p>82.66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.5834">
            <text:p>86.5834</text:p>
          </table:table-cell>
          <table:table-cell office:value-type="float" office:value="99.125">
            <text:p>99.125</text:p>
          </table:table-cell>
          <table:table-cell office:value-type="float" office:value="53.5831">
            <text:p>53.5831</text:p>
          </table:table-cell>
          <table:table-cell office:value-type="float" office:value="58.4583">
            <text:p>58.4583</text:p>
          </table:table-cell>
          <table:table-cell office:value-type="float" office:value="55.875">
            <text:p>55.875</text:p>
          </table:table-cell>
          <table:table-cell office:value-type="float" office:value="50.7499">
            <text:p>50.7499</text:p>
          </table:table-cell>
          <table:table-cell office:value-type="float" office:value="52.0834">
            <text:p>52.083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2.4573">
            <text:p>92.45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.4166">
            <text:p>71.4166</text:p>
          </table:table-cell>
          <table:table-cell office:value-type="float" office:value="99">
            <text:p>99</text:p>
          </table:table-cell>
          <table:table-cell office:value-type="float" office:value="53.8331">
            <text:p>53.8331</text:p>
          </table:table-cell>
          <table:table-cell office:value-type="float" office:value="55.5419">
            <text:p>55.5419</text:p>
          </table:table-cell>
          <table:table-cell office:value-type="float" office:value="54.0416">
            <text:p>54.0416</text:p>
          </table:table-cell>
          <table:table-cell office:value-type="float" office:value="50.6666">
            <text:p>50.6666</text:p>
          </table:table-cell>
          <table:table-cell office:value-type="float" office:value="49.5834">
            <text:p>49.583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7.1244">
            <text:p>97.12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.9166">
            <text:p>59.9166</text:p>
          </table:table-cell>
          <table:table-cell office:value-type="float" office:value="99">
            <text:p>99</text:p>
          </table:table-cell>
          <table:table-cell office:value-type="float" office:value="50.6666">
            <text:p>50.6666</text:p>
          </table:table-cell>
          <table:table-cell office:value-type="float" office:value="51.7918">
            <text:p>51.7918</text:p>
          </table:table-cell>
          <table:table-cell office:value-type="float" office:value="52.4999">
            <text:p>52.4999</text:p>
          </table:table-cell>
          <table:table-cell office:value-type="float" office:value="49.5">
            <text:p>49.5</text:p>
          </table:table-cell>
          <table:table-cell office:value-type="float" office:value="49.1249">
            <text:p>49.124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8.2914">
            <text:p>98.29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.2501">
            <text:p>59.2501</text:p>
          </table:table-cell>
          <table:table-cell office:value-type="float" office:value="98.125">
            <text:p>98.125</text:p>
          </table:table-cell>
          <table:table-cell office:value-type="float" office:value="49.9582">
            <text:p>49.9582</text:p>
          </table:table-cell>
          <table:table-cell office:value-type="float" office:value="48.8334">
            <text:p>48.8334</text:p>
          </table:table-cell>
          <table:table-cell office:value-type="float" office:value="49.2082">
            <text:p>49.2082</text:p>
          </table:table-cell>
          <table:table-cell table:number-columns-repeated="2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.8749">
            <text:p>99.87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.2501">
            <text:p>62.2501</text:p>
          </table:table-cell>
          <table:table-cell office:value-type="float" office:value="97.0833">
            <text:p>97.0833</text:p>
          </table:table-cell>
          <table:table-cell office:value-type="float" office:value="48.9583">
            <text:p>48.9583</text:p>
          </table:table-cell>
          <table:table-cell office:value-type="float" office:value="49.0416">
            <text:p>49.0416</text:p>
          </table:table-cell>
          <table:table-cell office:value-type="float" office:value="45.9166">
            <text:p>45.9166</text:p>
          </table:table-cell>
          <table:table-cell office:value-type="float" office:value="46.2501">
            <text:p>46.2501</text:p>
          </table:table-cell>
          <table:table-cell office:value-type="float" office:value="50.0418">
            <text:p>50.041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.9583">
            <text:p>99.95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.9165">
            <text:p>58.9165</text:p>
          </table:table-cell>
          <table:table-cell office:value-type="float" office:value="95">
            <text:p>95</text:p>
          </table:table-cell>
          <table:table-cell office:value-type="float" office:value="49.125">
            <text:p>49.125</text:p>
          </table:table-cell>
          <table:table-cell office:value-type="float" office:value="46.0416">
            <text:p>46.0416</text:p>
          </table:table-cell>
          <table:table-cell office:value-type="float" office:value="44.5833">
            <text:p>44.5833</text:p>
          </table:table-cell>
          <table:table-cell office:value-type="float" office:value="42.3749">
            <text:p>42.3749</text:p>
          </table:table-cell>
          <table:table-cell office:value-type="float" office:value="49.9165">
            <text:p>49.91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.9583">
            <text:p>99.95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.0832">
            <text:p>59.0832</text:p>
          </table:table-cell>
          <table:table-cell office:value-type="float" office:value="94">
            <text:p>94</text:p>
          </table:table-cell>
          <table:table-cell office:value-type="float" office:value="48.6249">
            <text:p>48.6249</text:p>
          </table:table-cell>
          <table:table-cell office:value-type="float" office:value="47.4583">
            <text:p>47.4583</text:p>
          </table:table-cell>
          <table:table-cell office:value-type="float" office:value="47.25">
            <text:p>47.25</text:p>
          </table:table-cell>
          <table:table-cell office:value-type="float" office:value="42.5417">
            <text:p>42.5417</text:p>
          </table:table-cell>
          <table:table-cell office:value-type="float" office:value="48.2082">
            <text:p>48.208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4.2081">
            <text:p>64.2081</text:p>
          </table:table-cell>
          <table:table-cell office:value-type="float" office:value="94.0417">
            <text:p>94.0417</text:p>
          </table:table-cell>
          <table:table-cell office:value-type="float" office:value="49.7917">
            <text:p>49.7917</text:p>
          </table:table-cell>
          <table:table-cell office:value-type="float" office:value="47.5832">
            <text:p>47.5832</text:p>
          </table:table-cell>
          <table:table-cell office:value-type="float" office:value="47.625">
            <text:p>47.625</text:p>
          </table:table-cell>
          <table:table-cell office:value-type="float" office:value="40.3748">
            <text:p>40.374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5.5416">
            <text:p>65.5416</text:p>
          </table:table-cell>
          <table:table-cell office:value-type="float" office:value="91.4167">
            <text:p>91.4167</text:p>
          </table:table-cell>
          <table:table-cell office:value-type="float" office:value="47.5834">
            <text:p>47.5834</text:p>
          </table:table-cell>
          <table:table-cell office:value-type="float" office:value="47.9999">
            <text:p>47.9999</text:p>
          </table:table-cell>
          <table:table-cell office:value-type="float" office:value="44.8334">
            <text:p>44.8334</text:p>
          </table:table-cell>
          <table:table-cell office:value-type="float" office:value="37.2915">
            <text:p>37.2915</text:p>
          </table:table-cell>
          <table:table-cell office:value-type="float" office:value="43.8336">
            <text:p>43.833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2.2083">
            <text:p>62.2083</text:p>
          </table:table-cell>
          <table:table-cell office:value-type="float" office:value="85.0834">
            <text:p>85.0834</text:p>
          </table:table-cell>
          <table:table-cell office:value-type="float" office:value="48.7082">
            <text:p>48.7082</text:p>
          </table:table-cell>
          <table:table-cell office:value-type="float" office:value="50.2499">
            <text:p>50.2499</text:p>
          </table:table-cell>
          <table:table-cell office:value-type="float" office:value="45.4583">
            <text:p>45.4583</text:p>
          </table:table-cell>
          <table:table-cell office:value-type="float" office:value="38.1251">
            <text:p>38.1251</text:p>
          </table:table-cell>
          <table:table-cell office:value-type="float" office:value="42.7084">
            <text:p>42.708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59.625">
            <text:p>59.625</text:p>
          </table:table-cell>
          <table:table-cell office:value-type="float" office:value="83.4582">
            <text:p>83.4582</text:p>
          </table:table-cell>
          <table:table-cell office:value-type="float" office:value="47.4167">
            <text:p>47.4167</text:p>
          </table:table-cell>
          <table:table-cell office:value-type="float" office:value="46.2085">
            <text:p>46.2085</text:p>
          </table:table-cell>
          <table:table-cell office:value-type="float" office:value="46.5832">
            <text:p>46.5832</text:p>
          </table:table-cell>
          <table:table-cell office:value-type="float" office:value="42.875">
            <text:p>42.875</text:p>
          </table:table-cell>
          <table:table-cell office:value-type="float" office:value="42.0833">
            <text:p>42.083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2.3331">
            <text:p>62.3331</text:p>
          </table:table-cell>
          <table:table-cell office:value-type="float" office:value="83.875">
            <text:p>83.875</text:p>
          </table:table-cell>
          <table:table-cell office:value-type="float" office:value="47.8749">
            <text:p>47.8749</text:p>
          </table:table-cell>
          <table:table-cell office:value-type="float" office:value="46.6248">
            <text:p>46.6248</text:p>
          </table:table-cell>
          <table:table-cell office:value-type="float" office:value="46.5">
            <text:p>46.5</text:p>
          </table:table-cell>
          <table:table-cell office:value-type="float" office:value="42.0415">
            <text:p>42.0415</text:p>
          </table:table-cell>
          <table:table-cell office:value-type="float" office:value="42.5833">
            <text:p>42.583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2.625">
            <text:p>62.625</text:p>
          </table:table-cell>
          <table:table-cell office:value-type="float" office:value="82.25">
            <text:p>82.25</text:p>
          </table:table-cell>
          <table:table-cell office:value-type="float" office:value="48.7915">
            <text:p>48.7915</text:p>
          </table:table-cell>
          <table:table-cell office:value-type="float" office:value="46.5415">
            <text:p>46.5415</text:p>
          </table:table-cell>
          <table:table-cell office:value-type="float" office:value="41.4167">
            <text:p>41.4167</text:p>
          </table:table-cell>
          <table:table-cell office:value-type="float" office:value="36.2501">
            <text:p>36.2501</text:p>
          </table:table-cell>
          <table:table-cell office:value-type="float" office:value="42.3751">
            <text:p>42.375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.2083">
            <text:p>99.2083</text:p>
          </table:table-cell>
          <table:table-cell office:value-type="float" office:value="60.375">
            <text:p>60.375</text:p>
          </table:table-cell>
          <table:table-cell office:value-type="float" office:value="78.2083">
            <text:p>78.2083</text:p>
          </table:table-cell>
          <table:table-cell office:value-type="float" office:value="50.708">
            <text:p>50.708</text:p>
          </table:table-cell>
          <table:table-cell office:value-type="float" office:value="44.9998">
            <text:p>44.9998</text:p>
          </table:table-cell>
          <table:table-cell office:value-type="float" office:value="43.375">
            <text:p>43.375</text:p>
          </table:table-cell>
          <table:table-cell office:value-type="float" office:value="34.4166">
            <text:p>34.4166</text:p>
          </table:table-cell>
          <table:table-cell office:value-type="float" office:value="41.4166">
            <text:p>41.416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.4583">
            <text:p>97.4583</text:p>
          </table:table-cell>
          <table:table-cell office:value-type="float" office:value="61.9999">
            <text:p>61.9999</text:p>
          </table:table-cell>
          <table:table-cell office:value-type="float" office:value="74">
            <text:p>74</text:p>
          </table:table-cell>
          <table:table-cell office:value-type="float" office:value="52.4165">
            <text:p>52.4165</text:p>
          </table:table-cell>
          <table:table-cell office:value-type="float" office:value="48.4166">
            <text:p>48.4166</text:p>
          </table:table-cell>
          <table:table-cell office:value-type="float" office:value="43.5416">
            <text:p>43.5416</text:p>
          </table:table-cell>
          <table:table-cell office:value-type="float" office:value="34">
            <text:p>34</text:p>
          </table:table-cell>
          <table:table-cell office:value-type="float" office:value="40.9167">
            <text:p>40.916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.5831">
            <text:p>91.5831</text:p>
          </table:table-cell>
          <table:table-cell office:value-type="float" office:value="59.0831">
            <text:p>59.0831</text:p>
          </table:table-cell>
          <table:table-cell office:value-type="float" office:value="72.4586">
            <text:p>72.4586</text:p>
          </table:table-cell>
          <table:table-cell office:value-type="float" office:value="48.3332">
            <text:p>48.3332</text:p>
          </table:table-cell>
          <table:table-cell office:value-type="float" office:value="50.3334">
            <text:p>50.3334</text:p>
          </table:table-cell>
          <table:table-cell office:value-type="float" office:value="42.5">
            <text:p>42.5</text:p>
          </table:table-cell>
          <table:table-cell office:value-type="float" office:value="36.5833">
            <text:p>36.5833</text:p>
          </table:table-cell>
          <table:table-cell office:value-type="float" office:value="39.4583">
            <text:p>39.458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.5413">
            <text:p>82.5413</text:p>
          </table:table-cell>
          <table:table-cell office:value-type="float" office:value="63.1249">
            <text:p>63.1249</text:p>
          </table:table-cell>
          <table:table-cell office:value-type="float" office:value="71.75">
            <text:p>71.75</text:p>
          </table:table-cell>
          <table:table-cell office:value-type="float" office:value="47.1669">
            <text:p>47.1669</text:p>
          </table:table-cell>
          <table:table-cell office:value-type="float" office:value="49.9998">
            <text:p>49.9998</text:p>
          </table:table-cell>
          <table:table-cell office:value-type="float" office:value="43.6251">
            <text:p>43.6251</text:p>
          </table:table-cell>
          <table:table-cell office:value-type="float" office:value="36.125">
            <text:p>36.125</text:p>
          </table:table-cell>
          <table:table-cell office:value-type="float" office:value="37.5833">
            <text:p>37.583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.5833">
            <text:p>76.5833</text:p>
          </table:table-cell>
          <table:table-cell office:value-type="float" office:value="63.6668">
            <text:p>63.6668</text:p>
          </table:table-cell>
          <table:table-cell office:value-type="float" office:value="65.9999">
            <text:p>65.9999</text:p>
          </table:table-cell>
          <table:table-cell office:value-type="float" office:value="46.7499">
            <text:p>46.7499</text:p>
          </table:table-cell>
          <table:table-cell office:value-type="float" office:value="48.75">
            <text:p>48.75</text:p>
          </table:table-cell>
          <table:table-cell office:value-type="float" office:value="40.0417">
            <text:p>40.0417</text:p>
          </table:table-cell>
          <table:table-cell office:value-type="float" office:value="37">
            <text:p>37</text:p>
          </table:table-cell>
          <table:table-cell office:value-type="float" office:value="39.7083">
            <text:p>39.708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.4166">
            <text:p>74.4166</text:p>
          </table:table-cell>
          <table:table-cell office:value-type="float" office:value="63.9582">
            <text:p>63.9582</text:p>
          </table:table-cell>
          <table:table-cell office:value-type="float" office:value="62.6667">
            <text:p>62.6667</text:p>
          </table:table-cell>
          <table:table-cell office:value-type="float" office:value="49.8749">
            <text:p>49.8749</text:p>
          </table:table-cell>
          <table:table-cell office:value-type="float" office:value="47.875">
            <text:p>47.875</text:p>
          </table:table-cell>
          <table:table-cell office:value-type="float" office:value="38.0833">
            <text:p>38.0833</text:p>
          </table:table-cell>
          <table:table-cell office:value-type="float" office:value="37.875">
            <text:p>37.875</text:p>
          </table:table-cell>
          <table:table-cell office:value-type="float" office:value="42.6667">
            <text:p>42.666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.7915">
            <text:p>72.7915</text:p>
          </table:table-cell>
          <table:table-cell office:value-type="float" office:value="62.7081">
            <text:p>62.7081</text:p>
          </table:table-cell>
          <table:table-cell office:value-type="float" office:value="63.0416">
            <text:p>63.0416</text:p>
          </table:table-cell>
          <table:table-cell office:value-type="float" office:value="49.625">
            <text:p>49.625</text:p>
          </table:table-cell>
          <table:table-cell office:value-type="float" office:value="49.1665">
            <text:p>49.1665</text:p>
          </table:table-cell>
          <table:table-cell office:value-type="float" office:value="39.625">
            <text:p>39.625</text:p>
          </table:table-cell>
          <table:table-cell office:value-type="float" office:value="32.9584">
            <text:p>32.9584</text:p>
          </table:table-cell>
          <table:table-cell office:value-type="float" office:value="39.2084">
            <text:p>39.208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.3332">
            <text:p>72.3332</text:p>
          </table:table-cell>
          <table:table-cell office:value-type="float" office:value="60.5417">
            <text:p>60.5417</text:p>
          </table:table-cell>
          <table:table-cell office:value-type="float" office:value="63.9582">
            <text:p>63.9582</text:p>
          </table:table-cell>
          <table:table-cell office:value-type="float" office:value="50.0415">
            <text:p>50.0415</text:p>
          </table:table-cell>
          <table:table-cell office:value-type="float" office:value="51.0834">
            <text:p>51.0834</text:p>
          </table:table-cell>
          <table:table-cell office:value-type="float" office:value="41">
            <text:p>41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.6665">
            <text:p>68.6665</text:p>
          </table:table-cell>
          <table:table-cell office:value-type="float" office:value="62.2917">
            <text:p>62.2917</text:p>
          </table:table-cell>
          <table:table-cell office:value-type="float" office:value="63.0833">
            <text:p>63.0833</text:p>
          </table:table-cell>
          <table:table-cell office:value-type="float" office:value="47.4584">
            <text:p>47.4584</text:p>
          </table:table-cell>
          <table:table-cell office:value-type="float" office:value="48.6249">
            <text:p>48.6249</text:p>
          </table:table-cell>
          <table:table-cell office:value-type="float" office:value="41.4167">
            <text:p>41.4167</text:p>
          </table:table-cell>
          <table:table-cell office:value-type="float" office:value="35.9166">
            <text:p>35.9166</text:p>
          </table:table-cell>
          <table:table-cell office:value-type="float" office:value="35.4165">
            <text:p>35.416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.2083">
            <text:p>68.2083</text:p>
          </table:table-cell>
          <table:table-cell office:value-type="float" office:value="60.7499">
            <text:p>60.7499</text:p>
          </table:table-cell>
          <table:table-cell office:value-type="float" office:value="56.5">
            <text:p>56.5</text:p>
          </table:table-cell>
          <table:table-cell office:value-type="float" office:value="47.0417">
            <text:p>47.0417</text:p>
          </table:table-cell>
          <table:table-cell office:value-type="float" office:value="47.8751">
            <text:p>47.8751</text:p>
          </table:table-cell>
          <table:table-cell office:value-type="float" office:value="39.8333">
            <text:p>39.8333</text:p>
          </table:table-cell>
          <table:table-cell office:value-type="float" office:value="35.0417">
            <text:p>35.0417</text:p>
          </table:table-cell>
          <table:table-cell office:value-type="float" office:value="36.5001">
            <text:p>36.500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3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Mostert</meta:initial-creator>
    <meta:creation-date>2015-05-28T12:44:48</meta:creation-date>
    <dc:date>2015-05-28T13:34:44</dc:date>
    <dc:creator>Werner Mostert</dc:creator>
    <meta:editing-duration>PT49M56S</meta:editing-duration>
    <meta:editing-cycles>10</meta:editing-cycles>
    <meta:generator>OpenOffice/4.0.1$Unix OpenOffice.org_project/401m5$Build-9714</meta:generator>
    <meta:document-statistic meta:table-count="3" meta:cell-count="3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554cm" svg:height="13.568cm" xlink:href=".." xlink:type="simple" chart:class="chart:scatter" chart:style-name="ch1">
        <chart:title svg:x="8.165cm" svg:y="0.407cm" chart:style-name="ch2">
          <text:p>Convergence Rates</text:p>
        </chart:title>
        <chart:subtitle svg:x="3.525cm" svg:y="1.479cm" chart:style-name="ch3">
          <text:p>Average of Average Training Accuracy and Anverage Generalization Accuracy</text:p>
        </chart:subtitle>
        <chart:legend chart:legend-position="end" svg:x="18.382cm" svg:y="3.901cm" style:legend-expansion="high" chart:style-name="ch4"/>
        <chart:plot-area chart:style-name="ch5" table:cell-range-address="Sheet1.A1:Sheet1.L31" chart:data-source-has-labels="row" svg:x="1.383cm" svg:y="2.696cm" svg:width="16.177cm" svg:height="9.659cm">
          <chartooo:coordinate-region svg:x="2.214cm" svg:y="2.904cm" svg:width="15.151cm" svg:height="8.787cm"/>
          <chart:axis chart:dimension="x" chart:name="primary-x" chart:style-name="ch6">
            <chart:title svg:x="8.958cm" svg:y="12.627cm" chart:style-name="ch7">
              <text:p>Epoch</text:p>
            </chart:title>
          </chart:axis>
          <chart:axis chart:dimension="y" chart:name="primary-y" chart:style-name="ch6">
            <chart:title svg:x="0.451cm" svg:y="9.694cm" chart:style-name="ch8">
              <text:p>Avarege of Average Ag and At</text:p>
            </chart:title>
            <chart:grid chart:style-name="ch9" chart:class="major"/>
          </chart:axis>
          <chart:series chart:style-name="ch10" chart:values-cell-range-address="Sheet1.B2:Sheet1.B31" chart:label-cell-address="Sheet1.B1:Sheet1.B1" chart:class="chart:scatter">
            <chart:domain table:cell-range-address="Sheet1.A2:Sheet1.A31"/>
            <chart:data-point chart:repeated="30"/>
          </chart:series>
          <chart:series chart:style-name="ch11" chart:values-cell-range-address="Sheet1.C2:Sheet1.C31" chart:label-cell-address="Sheet1.C1:Sheet1.C1" chart:class="chart:scatter">
            <chart:data-point chart:repeated="30"/>
          </chart:series>
          <chart:series chart:style-name="ch12" chart:values-cell-range-address="Sheet1.D2:Sheet1.D31" chart:label-cell-address="Sheet1.D1:Sheet1.D1" chart:class="chart:scatter">
            <chart:data-point chart:repeated="30"/>
          </chart:series>
          <chart:series chart:style-name="ch13" chart:values-cell-range-address="Sheet1.E2:Sheet1.E31" chart:label-cell-address="Sheet1.E1:Sheet1.E1" chart:class="chart:scatter">
            <chart:data-point chart:repeated="30"/>
          </chart:series>
          <chart:series chart:style-name="ch14" chart:values-cell-range-address="Sheet1.F2:Sheet1.F31" chart:label-cell-address="Sheet1.F1:Sheet1.F1" chart:class="chart:scatter">
            <chart:data-point chart:repeated="30"/>
          </chart:series>
          <chart:series chart:style-name="ch15" chart:values-cell-range-address="Sheet1.G2:Sheet1.G31" chart:label-cell-address="Sheet1.G1:Sheet1.G1" chart:class="chart:scatter">
            <chart:data-point chart:repeated="30"/>
          </chart:series>
          <chart:series chart:style-name="ch16" chart:values-cell-range-address="Sheet1.H2:Sheet1.H31" chart:label-cell-address="Sheet1.H1:Sheet1.H1" chart:class="chart:scatter">
            <chart:data-point chart:repeated="30"/>
          </chart:series>
          <chart:series chart:style-name="ch17" chart:values-cell-range-address="Sheet1.I2:Sheet1.I31" chart:label-cell-address="Sheet1.I1:Sheet1.I1" chart:class="chart:scatter">
            <chart:data-point chart:repeated="30"/>
          </chart:series>
          <chart:series chart:style-name="ch18" chart:values-cell-range-address="Sheet1.J2:Sheet1.J31" chart:label-cell-address="Sheet1.J1:Sheet1.J1" chart:class="chart:scatter">
            <chart:data-point chart:repeated="30"/>
          </chart:series>
          <chart:series chart:style-name="ch19" chart:values-cell-range-address="Sheet1.K2:Sheet1.K31" chart:label-cell-address="Sheet1.K1:Sheet1.K1" chart:class="chart:scatter">
            <chart:data-point chart:repeated="30"/>
          </chart:series>
          <chart:series chart:style-name="ch20" chart:values-cell-range-address="Sheet1.L2:Sheet1.L31" chart:label-cell-address="Sheet1.L1:Sheet1.L1" chart:class="chart:scatter">
            <chart:data-point chart:repeated="3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L0</text:p>
                <draw:g>
                  <svg:desc>Sheet1.B1:Sheet1.B1</svg:desc>
                </draw:g>
              </table:table-cell>
              <table:table-cell office:value-type="string">
                <text:p>PL1</text:p>
                <draw:g>
                  <svg:desc>Sheet1.C1:Sheet1.C1</svg:desc>
                </draw:g>
              </table:table-cell>
              <table:table-cell office:value-type="string">
                <text:p>PL2</text:p>
                <draw:g>
                  <svg:desc>Sheet1.D1:Sheet1.D1</svg:desc>
                </draw:g>
              </table:table-cell>
              <table:table-cell office:value-type="string">
                <text:p>PL3</text:p>
                <draw:g>
                  <svg:desc>Sheet1.E1:Sheet1.E1</svg:desc>
                </draw:g>
              </table:table-cell>
              <table:table-cell office:value-type="string">
                <text:p>PL4</text:p>
                <draw:g>
                  <svg:desc>Sheet1.F1:Sheet1.F1</svg:desc>
                </draw:g>
              </table:table-cell>
              <table:table-cell office:value-type="string">
                <text:p>PL5</text:p>
                <draw:g>
                  <svg:desc>Sheet1.G1:Sheet1.G1</svg:desc>
                </draw:g>
              </table:table-cell>
              <table:table-cell office:value-type="string">
                <text:p>PL6</text:p>
                <draw:g>
                  <svg:desc>Sheet1.H1:Sheet1.H1</svg:desc>
                </draw:g>
              </table:table-cell>
              <table:table-cell office:value-type="string">
                <text:p>PL7</text:p>
                <draw:g>
                  <svg:desc>Sheet1.I1:Sheet1.I1</svg:desc>
                </draw:g>
              </table:table-cell>
              <table:table-cell office:value-type="string">
                <text:p>PL8</text:p>
                <draw:g>
                  <svg:desc>Sheet1.J1:Sheet1.J1</svg:desc>
                </draw:g>
              </table:table-cell>
              <table:table-cell office:value-type="string">
                <text:p>PL9</text:p>
                <draw:g>
                  <svg:desc>Sheet1.K1:Sheet1.K1</svg:desc>
                </draw:g>
              </table:table-cell>
              <table:table-cell office:value-type="string">
                <text:p>PL10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1</svg:desc>
                </draw:g>
              </table:table-cell>
              <table:table-cell office:value-type="float" office:value="0">
                <text:p>0</text:p>
                <draw:g>
                  <svg:desc>Sheet1.B2:Sheet1.B31</svg:desc>
                </draw:g>
              </table:table-cell>
              <table:table-cell office:value-type="float" office:value="0">
                <text:p>0</text:p>
                <draw:g>
                  <svg:desc>Sheet1.C2:Sheet1.C31</svg:desc>
                </draw:g>
              </table:table-cell>
              <table:table-cell office:value-type="float" office:value="0.1251">
                <text:p>0.1251</text:p>
                <draw:g>
                  <svg:desc>Sheet1.D2:Sheet1.D31</svg:desc>
                </draw:g>
              </table:table-cell>
              <table:table-cell office:value-type="float" office:value="0">
                <text:p>0</text:p>
                <draw:g>
                  <svg:desc>Sheet1.E2:Sheet1.E31</svg:desc>
                </draw:g>
              </table:table-cell>
              <table:table-cell office:value-type="float" office:value="11.7919">
                <text:p>11.7919</text:p>
                <draw:g>
                  <svg:desc>Sheet1.F2:Sheet1.F31</svg:desc>
                </draw:g>
              </table:table-cell>
              <table:table-cell office:value-type="float" office:value="11.0844">
                <text:p>11.0844</text:p>
                <draw:g>
                  <svg:desc>Sheet1.G2:Sheet1.G31</svg:desc>
                </draw:g>
              </table:table-cell>
              <table:table-cell office:value-type="float" office:value="3.9584">
                <text:p>3.9584</text:p>
                <draw:g>
                  <svg:desc>Sheet1.H2:Sheet1.H31</svg:desc>
                </draw:g>
              </table:table-cell>
              <table:table-cell office:value-type="float" office:value="19.9163">
                <text:p>19.9163</text:p>
                <draw:g>
                  <svg:desc>Sheet1.I2:Sheet1.I31</svg:desc>
                </draw:g>
              </table:table-cell>
              <table:table-cell office:value-type="float" office:value="37.0842">
                <text:p>37.0842</text:p>
                <draw:g>
                  <svg:desc>Sheet1.J2:Sheet1.J31</svg:desc>
                </draw:g>
              </table:table-cell>
              <table:table-cell office:value-type="float" office:value="32.0417">
                <text:p>32.0417</text:p>
                <draw:g>
                  <svg:desc>Sheet1.K2:Sheet1.K31</svg:desc>
                </draw:g>
              </table:table-cell>
              <table:table-cell office:value-type="float" office:value="29.3747">
                <text:p>29.3747</text:p>
                <draw:g>
                  <svg:desc>Sheet1.L2:Sheet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917">
                <text:p>0.2917</text:p>
              </table:table-cell>
              <table:table-cell office:value-type="float" office:value="2.8335">
                <text:p>2.8335</text:p>
              </table:table-cell>
              <table:table-cell office:value-type="float" office:value="16.6246">
                <text:p>16.6246</text:p>
              </table:table-cell>
              <table:table-cell office:value-type="float" office:value="41.5001">
                <text:p>41.5001</text:p>
              </table:table-cell>
              <table:table-cell office:value-type="float" office:value="51.1246">
                <text:p>51.1246</text:p>
              </table:table-cell>
              <table:table-cell office:value-type="float" office:value="65.4163">
                <text:p>65.4163</text:p>
              </table:table-cell>
              <table:table-cell office:value-type="float" office:value="82.5423">
                <text:p>82.5423</text:p>
              </table:table-cell>
              <table:table-cell office:value-type="float" office:value="60.3754">
                <text:p>60.3754</text:p>
              </table:table-cell>
              <table:table-cell office:value-type="float" office:value="53.3751">
                <text:p>53.37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417">
                <text:p>0.5417</text:p>
              </table:table-cell>
              <table:table-cell office:value-type="float" office:value="30.5422">
                <text:p>30.5422</text:p>
              </table:table-cell>
              <table:table-cell office:value-type="float" office:value="66.7918">
                <text:p>66.7918</text:p>
              </table:table-cell>
              <table:table-cell office:value-type="float" office:value="85.3337">
                <text:p>85.3337</text:p>
              </table:table-cell>
              <table:table-cell office:value-type="float" office:value="92.7087">
                <text:p>92.7087</text:p>
              </table:table-cell>
              <table:table-cell office:value-type="float" office:value="97.7497">
                <text:p>97.7497</text:p>
              </table:table-cell>
              <table:table-cell office:value-type="float" office:value="99.875">
                <text:p>99.875</text:p>
              </table:table-cell>
              <table:table-cell office:value-type="float" office:value="95.9998">
                <text:p>95.9998</text:p>
              </table:table-cell>
              <table:table-cell office:value-type="float" office:value="83.0001">
                <text:p>83.0001</text:p>
              </table:table-cell>
              <table:table-cell office:value-type="float" office:value="81.6249">
                <text:p>81.6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9583">
                <text:p>0.9583</text:p>
              </table:table-cell>
              <table:table-cell office:value-type="float" office:value="76.4999">
                <text:p>76.4999</text:p>
              </table:table-cell>
              <table:table-cell office:value-type="float" office:value="92.0833">
                <text:p>92.0833</text:p>
              </table:table-cell>
              <table:table-cell office:value-type="float" office:value="99.1667">
                <text:p>99.1667</text:p>
              </table:table-cell>
              <table:table-cell office:value-type="float" office:value="99.4583">
                <text:p>99.4583</text:p>
              </table:table-cell>
              <table:table-cell office:value-type="float" office:value="99.2917">
                <text:p>99.2917</text:p>
              </table:table-cell>
              <table:table-cell office:value-type="float" office:value="75.3758">
                <text:p>75.3758</text:p>
              </table:table-cell>
              <table:table-cell office:value-type="float" office:value="99.5417">
                <text:p>99.5417</text:p>
              </table:table-cell>
              <table:table-cell office:value-type="float" office:value="89.1667">
                <text:p>89.1667</text:p>
              </table:table-cell>
              <table:table-cell office:value-type="float" office:value="86.5001">
                <text:p>86.5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.9996">
                <text:p>8.9996</text:p>
              </table:table-cell>
              <table:table-cell office:value-type="float" office:value="93.3334">
                <text:p>93.3334</text:p>
              </table:table-cell>
              <table:table-cell office:value-type="float" office:value="95.7083">
                <text:p>95.708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5.9585">
                <text:p>85.9585</text:p>
              </table:table-cell>
              <table:table-cell office:value-type="float" office:value="58.6668">
                <text:p>58.6668</text:p>
              </table:table-cell>
              <table:table-cell office:value-type="float" office:value="86.458">
                <text:p>86.458</text:p>
              </table:table-cell>
              <table:table-cell office:value-type="float" office:value="81.6664">
                <text:p>81.6664</text:p>
              </table:table-cell>
              <table:table-cell office:value-type="float" office:value="74.1248">
                <text:p>74.1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3.2493">
                <text:p>33.2493</text:p>
              </table:table-cell>
              <table:table-cell office:value-type="float" office:value="98.0834">
                <text:p>98.0834</text:p>
              </table:table-cell>
              <table:table-cell office:value-type="float" office:value="98.75">
                <text:p>98.75</text:p>
              </table:table-cell>
              <table:table-cell office:value-type="float" office:value="99.4167">
                <text:p>99.4167</text:p>
              </table:table-cell>
              <table:table-cell office:value-type="float" office:value="100">
                <text:p>100</text:p>
              </table:table-cell>
              <table:table-cell office:value-type="float" office:value="67.4165">
                <text:p>67.4165</text:p>
              </table:table-cell>
              <table:table-cell office:value-type="float" office:value="55.1666">
                <text:p>55.1666</text:p>
              </table:table-cell>
              <table:table-cell office:value-type="float" office:value="74.1665">
                <text:p>74.1665</text:p>
              </table:table-cell>
              <table:table-cell office:value-type="float" office:value="62.4161">
                <text:p>62.4161</text:p>
              </table:table-cell>
              <table:table-cell office:value-type="float" office:value="64.1665">
                <text:p>64.1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9.6657">
                <text:p>59.6657</text:p>
              </table:table-cell>
              <table:table-cell office:value-type="float" office:value="99.875">
                <text:p>99.875</text:p>
              </table:table-cell>
              <table:table-cell office:value-type="float" office:value="100">
                <text:p>100</text:p>
              </table:table-cell>
              <table:table-cell office:value-type="float" office:value="94.1251">
                <text:p>94.1251</text:p>
              </table:table-cell>
              <table:table-cell office:value-type="float" office:value="100">
                <text:p>100</text:p>
              </table:table-cell>
              <table:table-cell office:value-type="float" office:value="57.3748">
                <text:p>57.3748</text:p>
              </table:table-cell>
              <table:table-cell office:value-type="float" office:value="55.5417">
                <text:p>55.5417</text:p>
              </table:table-cell>
              <table:table-cell office:value-type="float" office:value="64.1247">
                <text:p>64.1247</text:p>
              </table:table-cell>
              <table:table-cell office:value-type="float" office:value="51.9999">
                <text:p>51.9999</text:p>
              </table:table-cell>
              <table:table-cell office:value-type="float" office:value="56.7499">
                <text:p>56.7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2.6656">
                <text:p>82.665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6.5834">
                <text:p>86.5834</text:p>
              </table:table-cell>
              <table:table-cell office:value-type="float" office:value="99.125">
                <text:p>99.125</text:p>
              </table:table-cell>
              <table:table-cell office:value-type="float" office:value="53.5831">
                <text:p>53.5831</text:p>
              </table:table-cell>
              <table:table-cell office:value-type="float" office:value="58.4583">
                <text:p>58.4583</text:p>
              </table:table-cell>
              <table:table-cell office:value-type="float" office:value="55.875">
                <text:p>55.875</text:p>
              </table:table-cell>
              <table:table-cell office:value-type="float" office:value="50.7499">
                <text:p>50.7499</text:p>
              </table:table-cell>
              <table:table-cell office:value-type="float" office:value="52.0834">
                <text:p>52.0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2.4573">
                <text:p>92.457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1.4166">
                <text:p>71.4166</text:p>
              </table:table-cell>
              <table:table-cell office:value-type="float" office:value="99">
                <text:p>99</text:p>
              </table:table-cell>
              <table:table-cell office:value-type="float" office:value="53.8331">
                <text:p>53.8331</text:p>
              </table:table-cell>
              <table:table-cell office:value-type="float" office:value="55.5419">
                <text:p>55.5419</text:p>
              </table:table-cell>
              <table:table-cell office:value-type="float" office:value="54.0416">
                <text:p>54.0416</text:p>
              </table:table-cell>
              <table:table-cell office:value-type="float" office:value="50.6666">
                <text:p>50.6666</text:p>
              </table:table-cell>
              <table:table-cell office:value-type="float" office:value="49.5834">
                <text:p>49.5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7.1244">
                <text:p>97.124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9.9166">
                <text:p>59.9166</text:p>
              </table:table-cell>
              <table:table-cell office:value-type="float" office:value="99">
                <text:p>99</text:p>
              </table:table-cell>
              <table:table-cell office:value-type="float" office:value="50.6666">
                <text:p>50.6666</text:p>
              </table:table-cell>
              <table:table-cell office:value-type="float" office:value="51.7918">
                <text:p>51.7918</text:p>
              </table:table-cell>
              <table:table-cell office:value-type="float" office:value="52.4999">
                <text:p>52.4999</text:p>
              </table:table-cell>
              <table:table-cell office:value-type="float" office:value="49.5">
                <text:p>49.5</text:p>
              </table:table-cell>
              <table:table-cell office:value-type="float" office:value="49.1249">
                <text:p>49.1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8.2914">
                <text:p>98.29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9.2501">
                <text:p>59.2501</text:p>
              </table:table-cell>
              <table:table-cell office:value-type="float" office:value="98.125">
                <text:p>98.125</text:p>
              </table:table-cell>
              <table:table-cell office:value-type="float" office:value="49.9582">
                <text:p>49.9582</text:p>
              </table:table-cell>
              <table:table-cell office:value-type="float" office:value="48.8334">
                <text:p>48.8334</text:p>
              </table:table-cell>
              <table:table-cell office:value-type="float" office:value="49.2082">
                <text:p>49.208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9.8749">
                <text:p>99.874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2501">
                <text:p>62.2501</text:p>
              </table:table-cell>
              <table:table-cell office:value-type="float" office:value="97.0833">
                <text:p>97.0833</text:p>
              </table:table-cell>
              <table:table-cell office:value-type="float" office:value="48.9583">
                <text:p>48.9583</text:p>
              </table:table-cell>
              <table:table-cell office:value-type="float" office:value="49.0416">
                <text:p>49.0416</text:p>
              </table:table-cell>
              <table:table-cell office:value-type="float" office:value="45.9166">
                <text:p>45.9166</text:p>
              </table:table-cell>
              <table:table-cell office:value-type="float" office:value="46.2501">
                <text:p>46.2501</text:p>
              </table:table-cell>
              <table:table-cell office:value-type="float" office:value="50.0418">
                <text:p>50.0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9.9583">
                <text:p>99.958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8.9165">
                <text:p>58.9165</text:p>
              </table:table-cell>
              <table:table-cell office:value-type="float" office:value="95">
                <text:p>95</text:p>
              </table:table-cell>
              <table:table-cell office:value-type="float" office:value="49.125">
                <text:p>49.125</text:p>
              </table:table-cell>
              <table:table-cell office:value-type="float" office:value="46.0416">
                <text:p>46.0416</text:p>
              </table:table-cell>
              <table:table-cell office:value-type="float" office:value="44.5833">
                <text:p>44.5833</text:p>
              </table:table-cell>
              <table:table-cell office:value-type="float" office:value="42.3749">
                <text:p>42.3749</text:p>
              </table:table-cell>
              <table:table-cell office:value-type="float" office:value="49.9165">
                <text:p>49.9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9.9583">
                <text:p>99.958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9.0832">
                <text:p>59.0832</text:p>
              </table:table-cell>
              <table:table-cell office:value-type="float" office:value="94">
                <text:p>94</text:p>
              </table:table-cell>
              <table:table-cell office:value-type="float" office:value="48.6249">
                <text:p>48.6249</text:p>
              </table:table-cell>
              <table:table-cell office:value-type="float" office:value="47.4583">
                <text:p>47.4583</text:p>
              </table:table-cell>
              <table:table-cell office:value-type="float" office:value="47.25">
                <text:p>47.25</text:p>
              </table:table-cell>
              <table:table-cell office:value-type="float" office:value="42.5417">
                <text:p>42.5417</text:p>
              </table:table-cell>
              <table:table-cell office:value-type="float" office:value="48.2082">
                <text:p>48.2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4.2081">
                <text:p>64.2081</text:p>
              </table:table-cell>
              <table:table-cell office:value-type="float" office:value="94.0417">
                <text:p>94.0417</text:p>
              </table:table-cell>
              <table:table-cell office:value-type="float" office:value="49.7917">
                <text:p>49.7917</text:p>
              </table:table-cell>
              <table:table-cell office:value-type="float" office:value="47.5832">
                <text:p>47.5832</text:p>
              </table:table-cell>
              <table:table-cell office:value-type="float" office:value="47.625">
                <text:p>47.625</text:p>
              </table:table-cell>
              <table:table-cell office:value-type="float" office:value="40.3748">
                <text:p>40.37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5.5416">
                <text:p>65.5416</text:p>
              </table:table-cell>
              <table:table-cell office:value-type="float" office:value="91.4167">
                <text:p>91.4167</text:p>
              </table:table-cell>
              <table:table-cell office:value-type="float" office:value="47.5834">
                <text:p>47.5834</text:p>
              </table:table-cell>
              <table:table-cell office:value-type="float" office:value="47.9999">
                <text:p>47.9999</text:p>
              </table:table-cell>
              <table:table-cell office:value-type="float" office:value="44.8334">
                <text:p>44.8334</text:p>
              </table:table-cell>
              <table:table-cell office:value-type="float" office:value="37.2915">
                <text:p>37.2915</text:p>
              </table:table-cell>
              <table:table-cell office:value-type="float" office:value="43.8336">
                <text:p>43.8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2083">
                <text:p>62.2083</text:p>
              </table:table-cell>
              <table:table-cell office:value-type="float" office:value="85.0834">
                <text:p>85.0834</text:p>
              </table:table-cell>
              <table:table-cell office:value-type="float" office:value="48.7082">
                <text:p>48.7082</text:p>
              </table:table-cell>
              <table:table-cell office:value-type="float" office:value="50.2499">
                <text:p>50.2499</text:p>
              </table:table-cell>
              <table:table-cell office:value-type="float" office:value="45.4583">
                <text:p>45.4583</text:p>
              </table:table-cell>
              <table:table-cell office:value-type="float" office:value="38.1251">
                <text:p>38.1251</text:p>
              </table:table-cell>
              <table:table-cell office:value-type="float" office:value="42.7084">
                <text:p>42.7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9.625">
                <text:p>59.625</text:p>
              </table:table-cell>
              <table:table-cell office:value-type="float" office:value="83.4582">
                <text:p>83.4582</text:p>
              </table:table-cell>
              <table:table-cell office:value-type="float" office:value="47.4167">
                <text:p>47.4167</text:p>
              </table:table-cell>
              <table:table-cell office:value-type="float" office:value="46.2085">
                <text:p>46.2085</text:p>
              </table:table-cell>
              <table:table-cell office:value-type="float" office:value="46.5832">
                <text:p>46.5832</text:p>
              </table:table-cell>
              <table:table-cell office:value-type="float" office:value="42.875">
                <text:p>42.875</text:p>
              </table:table-cell>
              <table:table-cell office:value-type="float" office:value="42.0833">
                <text:p>42.0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3331">
                <text:p>62.3331</text:p>
              </table:table-cell>
              <table:table-cell office:value-type="float" office:value="83.875">
                <text:p>83.875</text:p>
              </table:table-cell>
              <table:table-cell office:value-type="float" office:value="47.8749">
                <text:p>47.8749</text:p>
              </table:table-cell>
              <table:table-cell office:value-type="float" office:value="46.6248">
                <text:p>46.6248</text:p>
              </table:table-cell>
              <table:table-cell office:value-type="float" office:value="46.5">
                <text:p>46.5</text:p>
              </table:table-cell>
              <table:table-cell office:value-type="float" office:value="42.0415">
                <text:p>42.0415</text:p>
              </table:table-cell>
              <table:table-cell office:value-type="float" office:value="42.5833">
                <text:p>42.5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625">
                <text:p>62.625</text:p>
              </table:table-cell>
              <table:table-cell office:value-type="float" office:value="82.25">
                <text:p>82.25</text:p>
              </table:table-cell>
              <table:table-cell office:value-type="float" office:value="48.7915">
                <text:p>48.7915</text:p>
              </table:table-cell>
              <table:table-cell office:value-type="float" office:value="46.5415">
                <text:p>46.5415</text:p>
              </table:table-cell>
              <table:table-cell office:value-type="float" office:value="41.4167">
                <text:p>41.4167</text:p>
              </table:table-cell>
              <table:table-cell office:value-type="float" office:value="36.2501">
                <text:p>36.2501</text:p>
              </table:table-cell>
              <table:table-cell office:value-type="float" office:value="42.3751">
                <text:p>42.37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2083">
                <text:p>99.2083</text:p>
              </table:table-cell>
              <table:table-cell office:value-type="float" office:value="60.375">
                <text:p>60.375</text:p>
              </table:table-cell>
              <table:table-cell office:value-type="float" office:value="78.2083">
                <text:p>78.2083</text:p>
              </table:table-cell>
              <table:table-cell office:value-type="float" office:value="50.708">
                <text:p>50.708</text:p>
              </table:table-cell>
              <table:table-cell office:value-type="float" office:value="44.9998">
                <text:p>44.9998</text:p>
              </table:table-cell>
              <table:table-cell office:value-type="float" office:value="43.375">
                <text:p>43.375</text:p>
              </table:table-cell>
              <table:table-cell office:value-type="float" office:value="34.4166">
                <text:p>34.4166</text:p>
              </table:table-cell>
              <table:table-cell office:value-type="float" office:value="41.4166">
                <text:p>41.4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4583">
                <text:p>97.4583</text:p>
              </table:table-cell>
              <table:table-cell office:value-type="float" office:value="61.9999">
                <text:p>61.9999</text:p>
              </table:table-cell>
              <table:table-cell office:value-type="float" office:value="74">
                <text:p>74</text:p>
              </table:table-cell>
              <table:table-cell office:value-type="float" office:value="52.4165">
                <text:p>52.4165</text:p>
              </table:table-cell>
              <table:table-cell office:value-type="float" office:value="48.4166">
                <text:p>48.4166</text:p>
              </table:table-cell>
              <table:table-cell office:value-type="float" office:value="43.5416">
                <text:p>43.5416</text:p>
              </table:table-cell>
              <table:table-cell office:value-type="float" office:value="34">
                <text:p>34</text:p>
              </table:table-cell>
              <table:table-cell office:value-type="float" office:value="40.9167">
                <text:p>40.9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.5831">
                <text:p>91.5831</text:p>
              </table:table-cell>
              <table:table-cell office:value-type="float" office:value="59.0831">
                <text:p>59.0831</text:p>
              </table:table-cell>
              <table:table-cell office:value-type="float" office:value="72.4586">
                <text:p>72.4586</text:p>
              </table:table-cell>
              <table:table-cell office:value-type="float" office:value="48.3332">
                <text:p>48.3332</text:p>
              </table:table-cell>
              <table:table-cell office:value-type="float" office:value="50.3334">
                <text:p>50.3334</text:p>
              </table:table-cell>
              <table:table-cell office:value-type="float" office:value="42.5">
                <text:p>42.5</text:p>
              </table:table-cell>
              <table:table-cell office:value-type="float" office:value="36.5833">
                <text:p>36.5833</text:p>
              </table:table-cell>
              <table:table-cell office:value-type="float" office:value="39.4583">
                <text:p>39.4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2.5413">
                <text:p>82.5413</text:p>
              </table:table-cell>
              <table:table-cell office:value-type="float" office:value="63.1249">
                <text:p>63.1249</text:p>
              </table:table-cell>
              <table:table-cell office:value-type="float" office:value="71.75">
                <text:p>71.75</text:p>
              </table:table-cell>
              <table:table-cell office:value-type="float" office:value="47.1669">
                <text:p>47.1669</text:p>
              </table:table-cell>
              <table:table-cell office:value-type="float" office:value="49.9998">
                <text:p>49.9998</text:p>
              </table:table-cell>
              <table:table-cell office:value-type="float" office:value="43.6251">
                <text:p>43.6251</text:p>
              </table:table-cell>
              <table:table-cell office:value-type="float" office:value="36.125">
                <text:p>36.125</text:p>
              </table:table-cell>
              <table:table-cell office:value-type="float" office:value="37.5833">
                <text:p>37.5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6.5833">
                <text:p>76.5833</text:p>
              </table:table-cell>
              <table:table-cell office:value-type="float" office:value="63.6668">
                <text:p>63.6668</text:p>
              </table:table-cell>
              <table:table-cell office:value-type="float" office:value="65.9999">
                <text:p>65.9999</text:p>
              </table:table-cell>
              <table:table-cell office:value-type="float" office:value="46.7499">
                <text:p>46.7499</text:p>
              </table:table-cell>
              <table:table-cell office:value-type="float" office:value="48.75">
                <text:p>48.75</text:p>
              </table:table-cell>
              <table:table-cell office:value-type="float" office:value="40.0417">
                <text:p>40.0417</text:p>
              </table:table-cell>
              <table:table-cell office:value-type="float" office:value="37">
                <text:p>37</text:p>
              </table:table-cell>
              <table:table-cell office:value-type="float" office:value="39.7083">
                <text:p>39.7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4.4166">
                <text:p>74.4166</text:p>
              </table:table-cell>
              <table:table-cell office:value-type="float" office:value="63.9582">
                <text:p>63.9582</text:p>
              </table:table-cell>
              <table:table-cell office:value-type="float" office:value="62.6667">
                <text:p>62.6667</text:p>
              </table:table-cell>
              <table:table-cell office:value-type="float" office:value="49.8749">
                <text:p>49.8749</text:p>
              </table:table-cell>
              <table:table-cell office:value-type="float" office:value="47.875">
                <text:p>47.875</text:p>
              </table:table-cell>
              <table:table-cell office:value-type="float" office:value="38.0833">
                <text:p>38.0833</text:p>
              </table:table-cell>
              <table:table-cell office:value-type="float" office:value="37.875">
                <text:p>37.875</text:p>
              </table:table-cell>
              <table:table-cell office:value-type="float" office:value="42.6667">
                <text:p>42.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7915">
                <text:p>72.7915</text:p>
              </table:table-cell>
              <table:table-cell office:value-type="float" office:value="62.7081">
                <text:p>62.7081</text:p>
              </table:table-cell>
              <table:table-cell office:value-type="float" office:value="63.0416">
                <text:p>63.0416</text:p>
              </table:table-cell>
              <table:table-cell office:value-type="float" office:value="49.625">
                <text:p>49.625</text:p>
              </table:table-cell>
              <table:table-cell office:value-type="float" office:value="49.1665">
                <text:p>49.1665</text:p>
              </table:table-cell>
              <table:table-cell office:value-type="float" office:value="39.625">
                <text:p>39.625</text:p>
              </table:table-cell>
              <table:table-cell office:value-type="float" office:value="32.9584">
                <text:p>32.9584</text:p>
              </table:table-cell>
              <table:table-cell office:value-type="float" office:value="39.2084">
                <text:p>39.2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3332">
                <text:p>72.3332</text:p>
              </table:table-cell>
              <table:table-cell office:value-type="float" office:value="60.5417">
                <text:p>60.5417</text:p>
              </table:table-cell>
              <table:table-cell office:value-type="float" office:value="63.9582">
                <text:p>63.9582</text:p>
              </table:table-cell>
              <table:table-cell office:value-type="float" office:value="50.0415">
                <text:p>50.0415</text:p>
              </table:table-cell>
              <table:table-cell office:value-type="float" office:value="51.0834">
                <text:p>51.0834</text:p>
              </table:table-cell>
              <table:table-cell office:value-type="float" office:value="41">
                <text:p>41</text:p>
              </table:table-cell>
              <table:table-cell office:value-type="float" office:value="33.3333">
                <text:p>33.3333</text:p>
              </table:table-cell>
              <table:table-cell office:value-type="float" office:value="37.8333">
                <text:p>37.8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8.6665">
                <text:p>68.6665</text:p>
              </table:table-cell>
              <table:table-cell office:value-type="float" office:value="62.2917">
                <text:p>62.2917</text:p>
              </table:table-cell>
              <table:table-cell office:value-type="float" office:value="63.0833">
                <text:p>63.0833</text:p>
              </table:table-cell>
              <table:table-cell office:value-type="float" office:value="47.4584">
                <text:p>47.4584</text:p>
              </table:table-cell>
              <table:table-cell office:value-type="float" office:value="48.6249">
                <text:p>48.6249</text:p>
              </table:table-cell>
              <table:table-cell office:value-type="float" office:value="41.4167">
                <text:p>41.4167</text:p>
              </table:table-cell>
              <table:table-cell office:value-type="float" office:value="35.9166">
                <text:p>35.9166</text:p>
              </table:table-cell>
              <table:table-cell office:value-type="float" office:value="35.4165">
                <text:p>35.4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8.2083">
                <text:p>68.2083</text:p>
              </table:table-cell>
              <table:table-cell office:value-type="float" office:value="60.7499">
                <text:p>60.7499</text:p>
              </table:table-cell>
              <table:table-cell office:value-type="float" office:value="56.5">
                <text:p>56.5</text:p>
              </table:table-cell>
              <table:table-cell office:value-type="float" office:value="47.0417">
                <text:p>47.0417</text:p>
              </table:table-cell>
              <table:table-cell office:value-type="float" office:value="47.8751">
                <text:p>47.8751</text:p>
              </table:table-cell>
              <table:table-cell office:value-type="float" office:value="39.8333">
                <text:p>39.8333</text:p>
              </table:table-cell>
              <table:table-cell office:value-type="float" office:value="35.0417">
                <text:p>35.0417</text:p>
              </table:table-cell>
              <table:table-cell office:value-type="float" office:value="36.5001">
                <text:p>36.5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